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6395b4"/>
    </style:style>
    <style:style style:name="P2" style:family="paragraph" style:parent-style-name="Text_20_body">
      <style:text-properties officeooo:rsid="0067f855" officeooo:paragraph-rsid="0067f855"/>
    </style:style>
    <style:style style:name="P3" style:family="paragraph" style:parent-style-name="Title">
      <style:text-properties officeooo:rsid="0067f855" officeooo:paragraph-rsid="0067f855"/>
    </style:style>
    <style:style style:name="P4" style:family="paragraph" style:parent-style-name="Quotations" style:list-style-name="L1"/>
    <style:style style:name="P5" style:family="paragraph" style:parent-style-name="Quotations" style:list-style-name="L1">
      <style:text-properties officeooo:rsid="0069572b" officeooo:paragraph-rsid="0069572b"/>
    </style:style>
    <style:style style:name="P6" style:family="paragraph" style:parent-style-name="Standard" style:master-page-name="MP0">
      <style:paragraph-properties style:page-number="auto" fo:break-before="page"/>
      <style:text-properties officeooo:rsid="006395b4"/>
    </style:style>
    <style:style style:name="P7" style:family="paragraph" style:parent-style-name="Heading_20_2">
      <style:text-properties officeooo:rsid="0069572b" officeooo:paragraph-rsid="006ce181"/>
    </style:style>
    <style:style style:name="P8" style:family="paragraph" style:parent-style-name="Heading_20_2">
      <style:text-properties officeooo:rsid="006ce181" officeooo:paragraph-rsid="006ce181"/>
    </style:style>
    <style:style style:name="P9" style:family="paragraph" style:parent-style-name="Text_20_body">
      <style:text-properties officeooo:rsid="0067f855" officeooo:paragraph-rsid="0067f855"/>
    </style:style>
    <style:style style:name="P10" style:family="paragraph" style:parent-style-name="Text_20_body">
      <style:text-properties officeooo:rsid="00685d8e" officeooo:paragraph-rsid="00685d8e"/>
    </style:style>
    <style:style style:name="P11" style:family="paragraph" style:parent-style-name="Text_20_body">
      <style:text-properties officeooo:rsid="00685d8e" officeooo:paragraph-rsid="006ce181"/>
    </style:style>
    <style:style style:name="P12" style:family="paragraph" style:parent-style-name="Text_20_body">
      <style:text-properties officeooo:paragraph-rsid="0069572b"/>
    </style:style>
    <style:style style:name="P13" style:family="paragraph" style:parent-style-name="Text_20_body">
      <style:text-properties officeooo:rsid="006ce181" officeooo:paragraph-rsid="006ce181"/>
    </style:style>
    <style:style style:name="P14" style:family="paragraph" style:parent-style-name="Text_20_body" style:list-style-name="L2">
      <style:text-properties officeooo:rsid="006ce181" officeooo:paragraph-rsid="006ce181"/>
    </style:style>
    <style:style style:name="P15" style:family="paragraph" style:parent-style-name="Text_20_body" style:list-style-name="L2">
      <style:text-properties officeooo:rsid="006d5b16" officeooo:paragraph-rsid="006d5b16"/>
    </style:style>
    <style:style style:name="P16" style:family="paragraph" style:parent-style-name="Text_20_body">
      <style:paragraph-properties fo:break-before="page"/>
      <style:text-properties officeooo:rsid="0067f855" officeooo:paragraph-rsid="0067f855"/>
    </style:style>
    <style:style style:name="T1" style:family="text">
      <style:text-properties style:text-position="super 58%"/>
    </style:style>
    <style:style style:name="T2" style:family="text">
      <style:text-properties officeooo:rsid="0069572b"/>
    </style:style>
    <style:style style:name="T3" style:family="text">
      <style:text-properties officeooo:rsid="006c062a"/>
    </style:style>
    <style:style style:name="T4" style:family="text">
      <style:text-properties officeooo:rsid="006ce181"/>
    </style:style>
    <style:style style:name="T5" style:family="text">
      <style:text-properties officeooo:rsid="006d5b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3">GUIDELINES for using the spatial dispersion analysis codes</text:p>
      <text:p text:style-name="P2"/>
      <text:p text:style-name="P2">Sebastien Herbert</text:p>
      <text:p text:style-name="P2"/>
      <text:p text:style-name="P2"><text:a xlink:type="simple" xlink:href="mailto:sebastien.herbert@pasteur.fr" text:style-name="Internet_20_link" text:visited-style-name="Visited_20_Internet_20_Link">sebastien.herbert@pasteur.fr</text:a></text:p>
      <text:p text:style-name="P2"/>
      <text:p text:style-name="P2">update 17<text:span text:style-name="T1">th</text:span> July 2018</text:p>
      <text:p text:style-name="P16"/>
      <text:p text:style-name="P10"/>
      <text:p text:style-name="P10"/>
      <text:p text:style-name="P10"/>
      <text:p text:style-name="P10"/>
      <text:h text:style-name="Heading_20_1" text:outline-level="1">For cell type dispersion in a dynamic patern:</text:h>
      <text:p text:style-name="P10"/>
      <text:h text:style-name="P7" text:outline-level="2">Preprocess the data files <text:span text:style-name="T4">=&gt; <text:s/></text:span>extractDuplicateAndFormatDyn.m</text:h>
      <text:p text:style-name="P12"/>
      <text:p text:style-name="P12"><text:span text:style-name="T2"><text:tab/>Reformat the cell types into exported in .csv format by Imaris into a single MATLAB file using the extractDuplicateAndFormatDyn.m function</text:span></text:p>
      <text:list xml:id="list5829487902705557426" text:style-name="L1">
        <text:list-item>
          <text:p text:style-name="P4"><text:span text:style-name="T2">=&gt; This function will ask for the 3 expected cell types. </text:span>Look at the titi_dm_spot_mother.csv <text:span text:style-name="T2">file for an example.</text:span></text:p>
        </text:list-item>
        <text:list-item>
          <text:p text:style-name="P5">Each file will be converted into a MATLAB table concatenated with the others and tested for duplicates. Duplicates are of 3 kinds: </text:p>
          <text:list>
            <text:list-item>
              <text:p text:style-name="P5">duplicated cells are type2 and mother</text:p>
            </text:list-item>
            <text:list-item>
              <text:p text:style-name="P5">duplicated cells are of the same cell type</text:p>
            </text:list-item>
            <text:list-item>
              <text:p text:style-name="P5">duplicated cells are of different cell types (not mother) =&gt; only this situation will bring the function to throw an error message prompting the user to check which format should used (usually by going back to Imaris).</text:p>
            </text:list-item>
          </text:list>
        </text:list-item>
        <text:list-item>
          <text:p text:style-name="P5">If everything worked correctly, the output should be a 8 variable table by N lines (being the number of cells). Variables are : </text:p>
          <text:list>
            <text:list-item>
              <text:p text:style-name="P5">PositionX</text:p>
            </text:list-item>
            <text:list-item>
              <text:p text:style-name="P5">PositionY</text:p>
            </text:list-item>
            <text:list-item>
              <text:p text:style-name="P5">PositionZ</text:p>
            </text:list-item>
            <text:list-item>
              <text:p text:style-name="P5">Unit</text:p>
            </text:list-item>
            <text:list-item>
              <text:p text:style-name="P5">time</text:p>
            </text:list-item>
            <text:list-item>
              <text:p text:style-name="P5">ID</text:p>
            </text:list-item>
            <text:list-item>
              <text:p text:style-name="P5">cellType</text:p>
            </text:list-item>
            <text:list-item>
              <text:p text:style-name="P5">oldID (original Imaris cell ID, not always unique since the cells were concatenated).</text:p>
            </text:list-item>
          </text:list>
        </text:list-item>
        <text:list-item>
          <text:p text:style-name="P4">The table is saved under the name liveDataCurated.<text:span text:style-name="T3">m and contains the </text:span>fullDataLive <text:span text:style-name="T3">table</text:span></text:p>
        </text:list-item>
      </text:list>
      <text:p text:style-name="Quotations"/>
      <text:h text:style-name="P8" text:outline-level="2">Launch the analysis of the dynamic pattern =&gt; pointDynPatternAnalysis.m</text:h>
      <text:p text:style-name="P11"/>
      <text:p text:style-name="P13"><text:tab/>This function will both handle the nearest neighbour analysis with simulation of the possible spatial distribution effects and their display (although might be separated at some point). The resulting analysis is stored under the completeAnalysis.mat file. By modifying the parameters you can specify:</text:p>
      <text:list xml:id="list7724373771317763624" text:style-name="L2">
        <text:list-item>
          <text:p text:style-name="P15">how populations should be tested against (by default mother against mother by permuting into the type 1 population followed by the same source and target population permuted among the type 1+2).</text:p>
        </text:list-item>
        <text:list-item>
          <text:p text:style-name="P15">the number of random permutations for each model (10000 by default)</text:p>
        </text:list-item>
        <text:list-item>
          <text:p text:style-name="P15">the pairs of R and S to model.</text:p>
        </text:list-item>
        <text:list-item>
          <text:p text:style-name="P14"><text:span text:style-name="T5">that analyses were pre-calculated </text:span>(if you just want to re-plot the displays), <text:span text:style-name="T5">the algorithm will then ask you to select the analysis file (completeAnalysis.mat)</text:span></text:p>
        </text:list-item>
      </text:list>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fo:font-style="normal" style:text-underline-style="none" fo:font-weight="normal" officeooo:rsid="00000000" style:text-underline-mode="continuous" style:text-overline-mode="continuous" style:text-line-through-mode="continuous" style:font-style-asian="normal" style:font-weight-asian="normal" style:font-style-complex="normal" style:font-weight-complex="normal"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in" loext:contextual-spacing="false" fo:line-height="10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margin-left="0in" fo:margin-right="0in" fo:margin-top="0.0701in" fo:margin-bottom="0.0701in" loext:contextual-spacing="false" fo:text-indent="0in" style:auto-text-indent="false"/>
      <style:text-properties style:font-name="Liberation Serif" fo:font-family="'Liberation Serif'" style:font-family-generic="roman" style:font-pitch="variabl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in" draw:fill-image-height="0in"/>
      <style:paragraph-properties fo:margin-left="0.4in" fo:margin-right="0in" fo:margin-top="0.0701in" fo:margin-bottom="0in" loext:contextual-spacing="false" fo:text-indent="0in" style:auto-text-indent="false" style:page-number="auto">
        <style:tab-stops/>
        <style:drop-cap/>
      </style:paragraph-properties>
      <style:text-properties fo:color="#000099" style:font-name="Liberation Serif" fo:font-family="'Liberation Serif'" style:font-family-generic="roman" style:font-pitch="variable" fo:font-size="12pt" fo:font-style="italic" style:text-underline-style="solid" style:text-underline-width="auto" style:text-underline-color="font-color" fo:font-weight="bold" fo:background-color="transparent" style:font-size-asian="12pt" style:font-style-asian="italic" style:font-weight-asian="bold" style:font-size-complex="12pt" style:font-style-complex="italic"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7-17T10:47:40.243447625</meta:creation-date>
    <meta:editing-cycles>5</meta:editing-cycles>
    <meta:editing-duration>PT7H44M20S</meta:editing-duration>
    <dc:title>main_template</dc:title>
    <meta:initial-creator>Sebastien Herbert</meta:initial-creator>
    <dc:date>2018-07-18T11:07:00.789398577</dc:date>
    <dc:creator>Sebastien Herbert</dc:creator>
    <meta:document-statistic meta:table-count="0" meta:image-count="0" meta:object-count="0" meta:page-count="2" meta:paragraph-count="28" meta:word-count="342" meta:character-count="2096" meta:non-whitespace-character-count="1796"/>
    <meta:template xlink:type="simple" xlink:actuate="onRequest" xlink:title="main_template" xlink:href="../../../../../../../../home/sherbert/.config/libreoffice/4/user/template/main_template.ott" meta:date="2018-07-17T10:47:39.901512775"/>
  </office:meta>
</office:document-meta>
</file>